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2"/>
          <table:table-cell office:value-type="string" calcext:value-type="string">
            <text:p>effet chelou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switch move mode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office:value-type="string" calcext:value-type="string">
            <text:p>Les notes s’envolent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/>
          <table:table-cell office:value-type="string" calcext:value-type="string">
            <text:p>chao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recale le tempo sur l’appui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rese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ackground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table:style-name="Default" office:value-type="string" calcext:value-type="string">
            <text:p>background uni</text:p>
          </table:table-cell>
          <table:table-cell table:style-name="Default" table:number-columns-repeated="14"/>
          <table:table-cell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7:49:29.8684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08T19:51:18.574092300</dc:date>
    <meta:editing-duration>PT11H19M4S</meta:editing-duration>
    <meta:editing-cycles>82</meta:editing-cycles>
    <meta:generator>LibreOffice/25.8.5.2$Windows_X86_64 LibreOffice_project/9c8b85f387cc00a89945a79c9e6239f32e450ac2</meta:generator>
    <meta:document-statistic meta:table-count="1" meta:cell-count="155" meta:object-count="0"/>
  </office:meta>
</office:document-meta>
</file>